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bec7f" officeooo:paragraph-rsid="003bec7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cda69" officeooo:paragraph-rsid="003cda6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42d6ba" officeooo:paragraph-rsid="0042d6b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9c72" officeooo:paragraph-rsid="00489c7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42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43" style:family="paragraph" style:parent-style-name="Standard">
      <style:text-properties style:text-position="0% 100%" fo:font-size="12pt" style:text-underline-style="none" fo:font-weight="normal" officeooo:rsid="003f8282" officeooo:paragraph-rsid="003f8282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text-position="0% 100%" fo:font-size="12pt" style:text-underline-style="none" fo:font-weight="normal" officeooo:rsid="00426242" officeooo:paragraph-rsid="00426242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text-position="0% 100%" fo:font-size="12pt" style:text-underline-style="none" fo:font-weight="normal" officeooo:rsid="0044527a" officeooo:paragraph-rsid="0044527a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text-position="0% 100%" fo:font-size="12pt" style:text-underline-style="none" fo:font-weight="normal" officeooo:rsid="004de268" officeooo:paragraph-rsid="004de268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none" officeooo:rsid="0029f783"/>
    </style:style>
    <style:style style:name="T21" style:family="text">
      <style:text-properties style:text-position="0% 100%" officeooo:rsid="0047a547"/>
    </style:style>
    <style:style style:name="T22" style:family="text">
      <style:text-properties style:text-position="0% 100%" officeooo:rsid="00426242"/>
    </style:style>
    <style:style style:name="T23" style:family="text">
      <style:text-properties style:text-position="0% 100%" officeooo:rsid="004a42db"/>
    </style:style>
    <style:style style:name="T24" style:family="text">
      <style:text-properties style:text-position="0% 100%" officeooo:rsid="004de2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of</text:p>
      <text:p text:style-name="P1"/>
      <text:p text:style-name="P3">Lecture 1 – Number Systems and Proof Techniques</text:p>
      <text:p text:style-name="P9">Any natural number can be obtained by adding 1 from 0</text:p>
      <text:p text:style-name="P13">0 is a natural number, <text:span text:style-name="T8">and an integer</text:span></text:p>
      <text:p text:style-name="P12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0">Proof is a carefully reasoned argument to convince sceptical listener</text:p>
      <text:p text:style-name="P11">Discovery and proof required to solve problems</text:p>
      <text:p text:style-name="P11"/>
      <text:p text:style-name="P3">Lecture 2 – Properties of Odd and Even Numbers</text:p>
      <text:p text:style-name="P34">↔ - if and only if</text:p>
      <text:p text:style-name="P28">∃<text:span text:style-name="T9"> - existential quantifier. ‘</text:span><text:span text:style-name="T10">There exists’</text:span></text:p>
      <text:p text:style-name="P31"/>
      <text:p text:style-name="P3"><text:span text:style-name="T13">Le</text:span>cture 3 – Proving Existential Statements</text:p>
      <text:p text:style-name="P14">Q(x) <text:s/>- property of x</text:p>
      <text:p text:style-name="P15">Constructive proof – give an example that fits the property</text:p>
      <text:p text:style-name="P29">∃<text:span text:style-name="T11">x Q(x)</text:span></text:p>
      <text:p text:style-name="P30"><text:span text:style-name="T11">x </text:span><text:span text:style-name="T9">can represent more than 1 variable</text:span></text:p>
      <text:p text:style-name="P5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32">n = 22<text:tab/><text:tab/>22 = 11 + 11 = 3 + 19</text:p>
      <text:p text:style-name="P6"><text:span text:style-name="T14">Suppose r and s are integers. Prove </text:span><text:span text:style-name="T15">∃ </text:span><text:span text:style-name="T14">an integer k such that 22r + 18s = 2k</text:span></text:p>
      <text:p text:style-name="P33">k = 11r + 9s <text:tab/>22r + 18s = 2(11r + 9s) = 2.k<text:tab/>k = 11r + 9s</text:p>
      <text:p text:style-name="P33"/>
      <text:p text:style-name="P3">Lecture 4 – Proving Universal Statements</text:p>
      <text:p text:style-name="P16">Most are universal</text:p>
      <text:p text:style-name="P35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35"><text:span text:style-name="T3">∀</text:span><text:span text:style-name="T6">x if P(x) then Q(x)</text:span></text:p>
      <text:p text:style-name="P37"><text:span text:style-name="T6">P </text:span><text:span text:style-name="T1">limits the scope of the arbitrary objects</text:span></text:p>
      <text:p text:style-name="P36"><text:span text:style-name="T6">E.</text:span><text:span text:style-name="T1">g. if a and b are integers then 6a</text:span><text:span text:style-name="T16">2</text:span><text:span text:style-name="T19">b is even</text:span></text:p>
      <text:p text:style-name="P36"><text:span text:style-name="T19">6a</text:span><text:span text:style-name="T16">2</text:span><text:span text:style-name="T19">b = 2(3a</text:span><text:span text:style-name="T16">2</text:span><text:span text:style-name="T19">b) </text:span><text:span text:style-name="T20">therefore k=3a</text:span><text:span text:style-name="T17">2</text:span><text:span text:style-name="T20">b an integer. Therefore it is an even integer</text:span></text:p>
      <text:p text:style-name="P39"><text:span text:style-name="T20">S</text:span><text:span text:style-name="T19">ome statements can be proved with small n </text:span></text:p>
      <text:p text:style-name="P41">Exhuastion – try every n </text:p>
      <text:p text:style-name="P38"><text:span text:style-name="T19">E.g. Prove that (n+1)</text:span><text:span text:style-name="T16">3</text:span><text:span text:style-name="T19"> &gt;= 3</text:span><text:span text:style-name="T16">n</text:span><text:span text:style-name="T19"> <text:tab/><text:tab/>0 &lt; n =&lt; 4</text:span></text:p>
      <text:p text:style-name="P40">n = 1 … 8 &gt;= 3 true<text:tab/><text:tab/>n =2 … 27 &gt;= 9 true<text:tab/>n = 3 … 64 &gt;= 27<text:tab/>n=4 … 125 &gt;= 81</text:p>
      <text:p text:style-name="P40"/>
      <text:p text:style-name="P3">Lecture 5 – Generalising from the Generic Particular</text:p>
      <text:p text:style-name="P19">Choose a particular but arbitrarily chosen value</text:p>
      <text:p text:style-name="P20">Show that it satisfies the property</text:p>
      <text:p text:style-name="P21">Disprove universal statement with proof by counterexample</text:p>
      <text:p text:style-name="P4"/>
      <text:p text:style-name="P3">Lecture 7 – Proof by Cases</text:p>
      <text:p text:style-name="P17">Combination of generalising from generic particular and proof by exhuastion</text:p>
      <text:p text:style-name="P3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2">Ordering and numerations of each element doesn’t matter</text:p>
      <text:p text:style-name="P22">{3, 5, 7} = {7, 3, 3, 3, 5, 5, 7}</text:p>
      <text:p text:style-name="P23">K-permutation – considers order AND number</text:p>
      <text:p text:style-name="P23">K-combination – considers number only</text:p>
      <text:p text:style-name="P23">E.g. S = {1,2,3,4,5}</text:p>
      <text:p text:style-name="P23">3-permutation = {1,2,3} {3,2,1}, {2,1,3}, …, {1,4,5}, {4,5,1}, …, {5,2,1}, {2,5,1}, …</text:p>
      <text:p text:style-name="P23">3-combination = {1,2,3}, {1,2,4}, {1,2,5}, {1,3,4}, {1,3,5}, {1,4,1}, {1,4,5}</text:p>
      <text:p text:style-name="P51"/>
      <text:p text:style-name="P3">Lecture 2 – Subsets and Set Equality</text:p>
      <text:p text:style-name="P55">Only finite sets representable by computers</text:p>
      <text:p text:style-name="P56">Angle brackets <text:s/>⟨ ⟩ used for <text:span text:style-name="T25">ordered sequences </text:span></text:p>
      <text:p text:style-name="P56">E.g. S = ⟨1,2,3,4,5⟩, A = {1,3,5}, B = {3,4}</text:p>
      <text:p text:style-name="P57">Characteristic vector of A is [1,0,3,0,1], X<text:span text:style-name="T26">B</text:span><text:span text:style-name="T18"> = [0,0,1,1,0]</text:span></text:p>
      <text:p text:style-name="P44">Subset ⊆ is if all elements of B are in A</text:p>
      <text:p text:style-name="P44">{3,3,5} ⊆ {3,5} frequency doesn’t matter</text:p>
      <text:p text:style-name="P44">{5,3} ⊆ {3,5} order doesn’t matter</text:p>
      <text:p text:style-name="P46">∈ is for an element</text:p>
      <text:p text:style-name="P58"><text:span text:style-name="T18">If A ⊆ B and B ⊆ A then sets are equal A = B </text:span><text:span text:style-name="T21">(→)</text:span></text:p>
      <text:p text:style-name="P48">{5,4,4,3,5} = {3,4,5}</text:p>
      <text:p text:style-name="P59"><text:span text:style-name="T22">∅ ∈ </text:span><text:span text:style-name="T18">{∅</text:span><text:span text:style-name="T23">} </text:span><text:span text:style-name="T24">Set contains an empty element </text:span></text:p>
      <text:p text:style-name="P50">{{∅}, ∅} Has two elements. Element 1 = Set containing empty element, empty element</text:p>
      <text:p text:style-name="P52">Cannot derive set from CV</text:p>
      <text:p text:style-name="P3">Lecture 3 – Additional Examples</text:p>
      <text:p text:style-name="P3">Lecture 4 – Set Operations</text:p>
      <text:p text:style-name="P3">Lecture 5 – Proving Identities</text:p>
      <text:p text:style-name="P3">Lecture 6 – The Algebra of Sets</text:p>
      <text:p text:style-name="P3">Lecture 7 – Cardinality of Sets</text:p>
      <text:p text:style-name="P3">Lecture 8 – Russel’s Paradox</text:p>
      <text:p text:style-name="P3"/>
      <text:p text:style-name="P2"><text:soft-page-break/>Functions</text:p>
      <text:p text:style-name="P8">Lecture 1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8">Lecture 9 - </text:p>
      <text:p text:style-name="P8">Lecture 10 - </text:p>
      <text:p text:style-name="P2">Logic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16:02:47.824801537</dc:date>
    <meta:editing-cycles>60</meta:editing-cycles>
    <meta:editing-duration>P3DT4H20M26S</meta:editing-duration>
    <meta:generator>LibreOffice/6.1.5.2$Linux_X86_64 LibreOffice_project/10$Build-2</meta:generator>
    <meta:document-statistic meta:table-count="0" meta:image-count="0" meta:object-count="0" meta:page-count="3" meta:paragraph-count="107" meta:word-count="663" meta:character-count="3512" meta:non-whitespace-character-count="2890"/>
  </office:meta>
</office:document-meta>
</file>